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f45c" officeooo:paragraph-rsid="0014f45c"/>
    </style:style>
    <style:style style:name="P2" style:family="paragraph" style:parent-style-name="Standard" style:list-style-name="L1">
      <style:text-properties officeooo:paragraph-rsid="0014f45c"/>
    </style:style>
    <style:style style:name="P3" style:family="paragraph" style:parent-style-name="Standard" style:list-style-name="L2">
      <style:text-properties officeooo:paragraph-rsid="00130040"/>
    </style:style>
    <style:style style:name="P4" style:family="paragraph" style:parent-style-name="Standard" style:list-style-name="L1">
      <style:text-properties officeooo:rsid="00156396" officeooo:paragraph-rsid="00156396"/>
    </style:style>
    <style:style style:name="P5" style:family="paragraph" style:parent-style-name="Standard" style:list-style-name="L1">
      <style:text-properties officeooo:rsid="00159bb0" officeooo:paragraph-rsid="00159bb0"/>
    </style:style>
    <style:style style:name="P6" style:family="paragraph" style:parent-style-name="Standard" style:list-style-name="L1">
      <style:text-properties officeooo:rsid="0016aad8" officeooo:paragraph-rsid="0016aad8"/>
    </style:style>
    <style:style style:name="P7" style:family="paragraph" style:parent-style-name="Standard" style:list-style-name="L1">
      <style:text-properties officeooo:rsid="0016cac3" officeooo:paragraph-rsid="0016cac3"/>
    </style:style>
    <style:style style:name="P8" style:family="paragraph" style:parent-style-name="Standard" style:list-style-name="L1">
      <style:text-properties officeooo:rsid="0018c72e" officeooo:paragraph-rsid="0018c72e"/>
    </style:style>
    <style:style style:name="T1" style:family="text">
      <style:text-properties officeooo:rsid="00130040"/>
    </style:style>
    <style:style style:name="T2" style:family="text">
      <style:text-properties officeooo:rsid="0014f4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57392794119765321" text:style-name="L2">
        <text:list-item>
          <text:p text:style-name="P3"><text:span text:style-name="T1">Évidemment : Åpenbart </text:span></text:p>
        </text:list-item>
      </text:list>
      <text:list xml:id="list785338755698492462" text:style-name="L1">
        <text:list-item>
          <text:p text:style-name="P2"><text:span text:style-name="T2">fuite importante : Viktig lekasje (?) </text:span></text:p>
        </text:list-item>
        <text:list-item>
          <text:p text:style-name="P1">chauffe : varmer(?)</text:p>
        </text:list-item>
        <text:list-item>
          <text:p text:style-name="P1">nuage: Sky </text:p>
        </text:list-item>
        <text:list-item>
          <text:p text:style-name="P4">Base de données : Database</text:p>
        </text:list-item>
        <text:list-item>
          <text:p text:style-name="P5">légers : Lett</text:p>
        </text:list-item>
        <text:list-item>
          <text:p text:style-name="P6">sol : bakken/Jorden </text:p>
        </text:list-item>
        <text:list-item>
          <text:p text:style-name="P7">bras: Arm</text:p>
        </text:list-item>
        <text:list-item>
          <text:p text:style-name="P8">Brèche: Brudd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9:12:53.205341091</meta:creation-date>
    <meta:generator>LibreOffice/5.1.6.2$Linux_X86_64 LibreOffice_project/10m0$Build-2</meta:generator>
    <dc:date>2019-05-16T12:06:31.042958658</dc:date>
    <meta:editing-duration>PT2H53M35S</meta:editing-duration>
    <meta:editing-cycles>8</meta:editing-cycles>
    <meta:document-statistic meta:table-count="0" meta:image-count="0" meta:object-count="0" meta:page-count="1" meta:paragraph-count="10" meta:word-count="39" meta:character-count="181" meta:non-whitespace-character-count="157"/>
  </office:meta>
</office:document-meta>
</file>